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18.5cm"/>
    </style:style>
    <style:style style:name="gr3" style:family="graphic" style:parent-style-name="standard">
      <style:graphic-properties draw:textarea-horizontal-align="justify" draw:textarea-vertical-align="middle" draw:auto-grow-height="false" fo:min-height="4.35cm" fo:min-width="18.5cm"/>
    </style:style>
    <style:style style:name="gr4" style:family="graphic" style:parent-style-name="standard">
      <style:graphic-properties draw:textarea-horizontal-align="justify" draw:textarea-vertical-align="middle" draw:auto-grow-height="false" fo:min-height="5.05cm" fo:min-width="11.9cm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5.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4.1cm" svg:x="1cm" svg:y="1cm">
          <text:p text:style-name="P1">tit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2.2cm" svg:x="1cm" svg:y="5.5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4.6cm" svg:x="1cm" svg:y="8.1cm">
          <text:p text:style-name="P1">Image AJC-inf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4cm" svg:height="5.3cm" svg:x="4.1cm" svg:y="14.4cm">
          <text:p text:style-name="P1">Texte present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4.6cm" svg:x="1cm" svg:y="24.1cm">
          <text:p text:style-name="P1">Nom preno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2.4cm" svg:x="13.6cm" svg:y="26.3cm">
          <text:p text:style-name="P1">log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7T15:10:03.066191671</meta:creation-date>
    <dc:date>2021-10-07T15:10:36.868821390</dc:date>
    <meta:editing-duration>PT34S</meta:editing-duration>
    <meta:editing-cycles>1</meta:editing-cycles>
    <meta:document-statistic meta:object-count="6"/>
    <meta:generator>LibreOffice/6.1.5.2$Linux_X86_64 LibreOffice_project/10$Build-2</meta:generator>
  </office:meta>
</office:document-meta>
</file>